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153bbe" officeooo:paragraph-rsid="00153bbe"/>
    </style:style>
    <style:style style:name="P2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1664fe" officeooo:paragraph-rsid="001664fe"/>
    </style:style>
    <style:style style:name="P3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18572d" officeooo:paragraph-rsid="0018572d"/>
    </style:style>
    <style:style style:name="P4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19d3de" officeooo:paragraph-rsid="0019d3de"/>
    </style:style>
    <style:style style:name="P5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1abdf6" officeooo:paragraph-rsid="001abdf6"/>
    </style:style>
    <style:style style:name="P6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1d2b7c" officeooo:paragraph-rsid="001d2b7c"/>
    </style:style>
    <style:style style:name="P7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20755c" officeooo:paragraph-rsid="0020755c"/>
    </style:style>
    <style:style style:name="P8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23c105" officeooo:paragraph-rsid="0023c105"/>
    </style:style>
    <style:style style:name="P9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258894" officeooo:paragraph-rsid="00258894"/>
    </style:style>
    <style:style style:name="P10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28a344" officeooo:paragraph-rsid="0028a344"/>
    </style:style>
    <style:style style:name="P11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2ab06a" officeooo:paragraph-rsid="002ab06a"/>
    </style:style>
    <style:style style:name="P12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2c7e3c" officeooo:paragraph-rsid="002c7e3c"/>
    </style:style>
    <style:style style:name="P13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2e69a9" officeooo:paragraph-rsid="002e69a9"/>
    </style:style>
    <style:style style:name="P14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302d0d" officeooo:paragraph-rsid="00302d0d"/>
    </style:style>
    <style:style style:name="P15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33a2ea" officeooo:paragraph-rsid="0033a2ea"/>
    </style:style>
    <style:style style:name="P16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3553b3" officeooo:paragraph-rsid="003553b3"/>
    </style:style>
    <style:style style:name="P17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36476c" officeooo:paragraph-rsid="0036476c"/>
    </style:style>
    <style:style style:name="P18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officeooo:rsid="003910a3" officeooo:paragraph-rsid="003910a3"/>
    </style:style>
    <style:style style:name="P19" style:family="paragraph" style:parent-style-name="Standard">
      <style:paragraph-properties>
        <style:tab-stops>
          <style:tab-stop style:position="2.989in" style:type="right"/>
        </style:tab-stops>
      </style:paragraph-properties>
      <style:text-properties style:text-line-through-style="solid" style:text-line-through-type="single" officeooo:rsid="00153bbe" officeooo:paragraph-rsid="00153bbe"/>
    </style:style>
    <style:style style:name="T1" style:family="text">
      <style:text-properties officeooo:rsid="00187120"/>
    </style:style>
    <style:style style:name="T2" style:family="text">
      <style:text-properties officeooo:rsid="001a0f62"/>
    </style:style>
    <style:style style:name="T3" style:family="text">
      <style:text-properties officeooo:rsid="001b0688"/>
    </style:style>
    <style:style style:name="T4" style:family="text">
      <style:text-properties officeooo:rsid="001e80c4"/>
    </style:style>
    <style:style style:name="T5" style:family="text">
      <style:text-properties officeooo:rsid="0022285e"/>
    </style:style>
    <style:style style:name="T6" style:family="text">
      <style:text-properties officeooo:rsid="00244d63"/>
    </style:style>
    <style:style style:name="T7" style:family="text">
      <style:text-properties officeooo:rsid="00275071"/>
    </style:style>
    <style:style style:name="T8" style:family="text">
      <style:text-properties officeooo:rsid="00295ede"/>
    </style:style>
    <style:style style:name="T9" style:family="text">
      <style:text-properties officeooo:rsid="002b3d8b"/>
    </style:style>
    <style:style style:name="T10" style:family="text">
      <style:text-properties officeooo:rsid="002d90e0"/>
    </style:style>
    <style:style style:name="T11" style:family="text">
      <style:text-properties officeooo:rsid="002ff83d"/>
    </style:style>
    <style:style style:name="T12" style:family="text">
      <style:text-properties officeooo:rsid="0031ad37"/>
    </style:style>
    <style:style style:name="T13" style:family="text">
      <style:text-properties officeooo:rsid="0033afde"/>
    </style:style>
    <style:style style:name="T14" style:family="text">
      <style:text-properties officeooo:rsid="0035f16f"/>
    </style:style>
    <style:style style:name="T15" style:family="text">
      <style:text-properties officeooo:rsid="0038140d"/>
    </style:style>
    <style:style style:name="T16" style:family="text">
      <style:text-properties officeooo:rsid="003a507d"/>
    </style:style>
    <style:style style:name="T17" style:family="text">
      <style:text-properties officeooo:rsid="003f41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CYRA <text:span text:style-name="T17">(0134,005)</text:span></text:p>
      <text:p text:style-name="P1"/>
      <text:p text:style-name="P19">Prologue (I)<text:tab/>1</text:p>
      <text:p text:style-name="P19">Prologue (II)<text:tab/>9</text:p>
      <text:p text:style-name="P1"/>
      <text:p text:style-name="P1">Act 1, scene 1<text:tab/>58</text:p>
      <text:p text:style-name="P1">Act 1, scene 2<text:tab/>76</text:p>
      <text:p text:style-name="P2"/>
      <text:p text:style-name="P3">Act 2, scene 1<text:tab/><text:span text:style-name="T1">198</text:span></text:p>
      <text:p text:style-name="P4">Act 2, scene 2<text:tab/><text:span text:style-name="T2">243</text:span></text:p>
      <text:p text:style-name="P5">Act 2, scene 3<text:tab/><text:span text:style-name="T3">274</text:span></text:p>
      <text:p text:style-name="P5"/>
      <text:p text:style-name="P6">Act 3, scene 1<text:tab/><text:span text:style-name="T4">281</text:span></text:p>
      <text:p text:style-name="P7">Act 3, scene 2<text:tab/><text:span text:style-name="T5">336</text:span></text:p>
      <text:p text:style-name="P8">Act 3, scene 3<text:tab/><text:span text:style-name="T6">361</text:span></text:p>
      <text:p text:style-name="P9">Act 3, scene 4<text:tab/><text:span text:style-name="T7">415</text:span></text:p>
      <text:p text:style-name="P10">Act 3, scene 5<text:tab/><text:span text:style-name="T8">451</text:span></text:p>
      <text:p text:style-name="P10"/>
      <text:p text:style-name="P11">Act 4, scene 1<text:tab/><text:span text:style-name="T9">516</text:span></text:p>
      <text:p text:style-name="P12">Act 4, scene 2<text:tab/><text:span text:style-name="T10">577</text:span></text:p>
      <text:p text:style-name="P13">Act 4, scene 3<text:tab/><text:span text:style-name="T11">607</text:span></text:p>
      <text:p text:style-name="P14">Act 4, scene 4<text:tab/><text:span text:style-name="T12">623</text:span></text:p>
      <text:p text:style-name="P14"/>
      <text:p text:style-name="P15">Act 5, scene 1<text:tab/><text:span text:style-name="T13">727</text:span></text:p>
      <text:p text:style-name="P16">Act 5, scene 2<text:tab/><text:span text:style-name="T14">767</text:span></text:p>
      <text:p text:style-name="P17">Act 5, scene 3<text:tab/><text:span text:style-name="T15">799</text:span></text:p>
      <text:p text:style-name="P18">Act 5, scene 4<text:tab/><text:span text:style-name="T16">84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Unicode MS1" svg:font-family="'Arial Unicode MS'" style:font-family-generic="swiss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09:47:20.469981606</meta:creation-date>
    <dc:date>2020-07-13T12:21:07.927842749</dc:date>
    <meta:editing-duration>PT36M33S</meta:editing-duration>
    <meta:editing-cycles>41</meta:editing-cycles>
    <meta:generator>LibreOffice/6.2.6.2$MacOSX_X86_64 LibreOffice_project/684e730861356e74889dfe6dbddd3562aae2e6ad</meta:generator>
    <meta:document-statistic meta:table-count="0" meta:image-count="0" meta:object-count="0" meta:page-count="1" meta:paragraph-count="21" meta:word-count="98" meta:character-count="368" meta:non-whitespace-character-count="291"/>
  </office:meta>
</office:document-meta>
</file>